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  <style:style style:name="T1" style:family="text">
      <style:text-properties fo:color="#000080" fo:language="en" fo:country="US" fo:font-weight="bold" style:font-weight-asian="bold" style:font-weight-complex="bold"/>
    </style:style>
    <style:style style:name="T2" style:family="text">
      <style:text-properties fo:color="#cc3300"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Технология программирования внешней целевой системы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а схема создания расчетного программного обеспечения для прибора (внешней исполнительной системы) под управлением операционной системы реального времени (ОСРВ) QNX при помощи среды <text:span text:style-name="T1">Sim</text:span><text:span text:style-name="T2">In</text:span><text:span text:style-name="T1">Tech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ология программирования внешней целевой системы</dc:title>
    <dc:date>2014-12-26T12:17:20.59</dc:date>
    <meta:generator>OpenOffice/4.1.1$Win32 OpenOffice.org_project/411m6$Build-9775</meta:generator>
    <meta:editing-duration>PT4H35M41S</meta:editing-duration>
    <meta:editing-cycles>119</meta:editing-cycles>
    <meta:document-statistic meta:table-count="1" meta:image-count="0" meta:object-count="0" meta:page-count="1" meta:paragraph-count="2" meta:word-count="32" meta:character-count="276"/>
    <meta:user-defined meta:name="Поле 1"/>
    <meta:user-defined meta:name="Поле 2"/>
    <meta:user-defined meta:name="Поле 3"/>
    <meta:user-defined meta:name="Поле 4"/>
  </office:meta>
</office:document-meta>
</file>